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standard">
      <style:graphic-properties draw:stroke="dash" draw:stroke-dash="_32__20_Dots_20_1_20_Dash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standard">
      <style:graphic-properties draw:stroke="dash" draw:stroke-dash="Dashed_20__28_var_29_" svg:stroke-width="0.1cm" svg:stroke-color="#99ff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2" style:family="graphic" style:parent-style-name="standard">
      <style:graphic-properties draw:stroke="solid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3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4" style:family="graphic" style:parent-style-name="standard">
      <style:graphic-properties draw:stroke="solid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7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0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2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3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4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5" style:family="graphic" style:parent-style-name="objectwithoutfill">
      <style:graphic-properties svg:stroke-width="0.2cm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draw:marker-start="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5" draw:id="id1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" draw:start-glue-point="2" draw:end-shape="id2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" draw:start-glue-point="2" draw:end-shape="id4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" draw:start-glue-point="2" draw:end-shape="id5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" draw:start-glue-point="2" draw:end-shape="id6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" draw:start-glue-point="2" draw:end-shape="id7" draw:end-glue-point="0" svg:d="M17150 8800v550l1100 400v550" svg:viewBox="0 0 1101 1501">
          <text:p/>
        </draw:connector>
        <draw:custom-shape draw:style-name="gr5" draw:text-style-name="P2" xml:id="id9" draw:id="id9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5" draw:start-glue-point="2" draw:end-shape="id8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5" draw:start-glue-point="2" draw:end-shape="id9" draw:end-glue-point="0" svg:d="M5150 11800v550 600 550" svg:viewBox="0 0 1 1701">
          <text:p/>
        </draw:connector>
        <draw:custom-shape draw:style-name="gr5" draw:text-style-name="P2" xml:id="id10" draw:id="id10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5" draw:start-glue-point="2" draw:end-shape="id10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3" draw:start-glue-point="2" draw:end-shape="id11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7" draw:start-glue-point="2" draw:end-shape="id12" draw:end-glue-point="0" svg:d="M18250 11800v550l1700 600v550" svg:viewBox="0 0 1701 1701">
          <text:p/>
        </draw:connector>
        <draw:custom-shape draw:style-name="gr5" draw:text-style-name="P2" xml:id="id13" draw:id="id13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7" draw:start-glue-point="2" draw:end-shape="id13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7" draw:start-glue-point="2" draw:end-shape="id1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5" draw:start-glue-point="2" draw:end-shape="id16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15" draw:start-glue-point="2" draw:end-shape="id3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15" draw:start-glue-point="2" draw:end-shape="id1" draw:end-glue-point="0" svg:d="M14150 5600v550l3000 600v550" svg:viewBox="0 0 3001 1701">
          <text:p/>
        </draw:connector>
        <draw:custom-shape draw:style-name="gr7" draw:text-style-name="P2" xml:id="id1" draw:id="id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2" draw:start-glue-point="2" draw:end-shape="id17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5cm" svg:height="1.5cm" svg:x="2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6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.6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8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1.5cm" svg:x="10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1.5cm" svg:x="4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0.5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2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32" draw:id="id32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0" draw:id="id20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8" draw:start-glue-point="2" draw:end-shape="id19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20" draw:start-glue-point="2" draw:end-shape="id21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20" draw:start-glue-point="2" draw:end-shape="id22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20" draw:start-glue-point="2" draw:end-shape="id23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8" draw:start-glue-point="2" draw:end-shape="id24" draw:end-glue-point="0" svg:d="M17150 8800v550l1100 400v550" svg:viewBox="0 0 1101 1501">
          <text:p/>
        </draw:connector>
        <draw:custom-shape draw:style-name="gr12" draw:text-style-name="P2" xml:id="id26" draw:id="id26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" draw:id="id33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5" draw:id="id25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22" draw:start-glue-point="2" draw:end-shape="id25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22" draw:start-glue-point="2" draw:end-shape="id26" draw:end-glue-point="0" svg:d="M5150 11800v550 600 550" svg:viewBox="0 0 1 1701">
          <text:p/>
        </draw:connector>
        <draw:custom-shape draw:style-name="gr12" draw:text-style-name="P2" xml:id="id27" draw:id="id27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22" draw:start-glue-point="2" draw:end-shape="id27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20" draw:start-glue-point="2" draw:end-shape="id28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24" draw:start-glue-point="2" draw:end-shape="id29" draw:end-glue-point="0" svg:d="M18250 11800v550l1700 600v550" svg:viewBox="0 0 1701 1701">
          <text:p/>
        </draw:connector>
        <draw:custom-shape draw:style-name="gr12" draw:text-style-name="P2" xml:id="id30" draw:id="id30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24" draw:start-glue-point="2" draw:end-shape="id30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24" draw:start-glue-point="2" draw:end-shape="id31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32" draw:start-glue-point="2" draw:end-shape="id33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32" draw:start-glue-point="2" draw:end-shape="id20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32" draw:start-glue-point="2" draw:end-shape="id18" draw:end-glue-point="0" svg:d="M14150 5600v550l3000 600v550" svg:viewBox="0 0 3001 1701">
          <text:p/>
        </draw:connector>
        <draw:custom-shape draw:style-name="gr13" draw:text-style-name="P2" xml:id="id18" draw:id="id18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4" draw:id="id34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19" draw:start-glue-point="2" draw:end-shape="id34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xml:id="id50" draw:id="id50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7" draw:id="id37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0" draw:id="id40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1" draw:id="id41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35" draw:start-glue-point="2" draw:end-shape="id36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7" draw:start-glue-point="2" draw:end-shape="id38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7" draw:start-glue-point="2" draw:end-shape="id39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7" draw:start-glue-point="2" draw:end-shape="id40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35" draw:start-glue-point="2" draw:end-shape="id41" draw:end-glue-point="0" svg:d="M17150 8800v550l1100 400v550" svg:viewBox="0 0 1101 1501">
          <text:p/>
        </draw:connector>
        <draw:custom-shape draw:style-name="gr12" draw:text-style-name="P2" xml:id="id43" draw:id="id43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" draw:id="id45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" draw:id="id46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1" draw:id="id51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7" draw:id="id47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2" draw:id="id42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3.15cm" svg:y2="13.5cm" draw:start-shape="id39" draw:start-glue-point="2" draw:end-shape="id42" draw:end-glue-point="0" svg:d="M5150 11800v550l-2000 600v550" svg:viewBox="0 0 2001 1701">
          <text:p/>
        </draw:connector>
        <draw:connector draw:style-name="gr15" draw:text-style-name="P1" draw:layer="layout" draw:type="lines" svg:x1="5.15cm" svg:y1="11.8cm" svg:x2="5.15cm" svg:y2="13.5cm" draw:start-shape="id39" draw:start-glue-point="2" draw:end-shape="id43" draw:end-glue-point="0" svg:d="M5150 11800v550 600 550" svg:viewBox="0 0 1 1701">
          <text:p/>
        </draw:connector>
        <draw:custom-shape draw:style-name="gr12" draw:text-style-name="P2" xml:id="id44" draw:id="id44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7.15cm" svg:y2="13.5cm" draw:start-shape="id39" draw:start-glue-point="2" draw:end-shape="id44" draw:end-glue-point="0" svg:d="M5150 11800v550l2000 600v550" svg:viewBox="0 0 2001 1701">
          <text:p/>
        </draw:connector>
        <draw:connector draw:style-name="gr4" draw:text-style-name="P1" draw:layer="layout" draw:type="lines" svg:x1="16.15cm" svg:y1="11.8cm" svg:x2="17.75cm" svg:y2="13.5cm" draw:start-shape="id36" draw:start-glue-point="2" draw:end-shape="id45" draw:end-glue-point="0" svg:d="M16150 11800v550l1600 600v550" svg:viewBox="0 0 1601 1701">
          <text:p/>
        </draw:connector>
        <draw:connector draw:style-name="gr4" draw:text-style-name="P1" draw:layer="layout" draw:type="lines" svg:x1="8.15cm" svg:y1="8.8cm" svg:x2="9.185cm" svg:y2="13.5cm" draw:start-shape="id37" draw:start-glue-point="2" draw:end-shape="id46" svg:d="M8150 8800v550l1035 3600v550" svg:viewBox="0 0 1036 4701">
          <text:p/>
        </draw:connector>
        <draw:connector draw:style-name="gr15" draw:text-style-name="P1" draw:layer="layout" draw:type="lines" svg:x1="18.25cm" svg:y1="11.8cm" svg:x2="19.95cm" svg:y2="13.5cm" draw:start-shape="id41" draw:start-glue-point="2" draw:end-shape="id47" draw:end-glue-point="0" svg:d="M18250 11800v550l1700 600v550" svg:viewBox="0 0 1701 1701">
          <text:p/>
        </draw:connector>
        <draw:custom-shape draw:style-name="gr12" draw:text-style-name="P2" xml:id="id48" draw:id="id48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9" draw:id="id49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18.25cm" svg:y1="11.8cm" svg:x2="22.15cm" svg:y2="13.5cm" draw:start-shape="id41" draw:start-glue-point="2" draw:end-shape="id48" draw:end-glue-point="0" svg:d="M18250 11800v550l3900 600v550" svg:viewBox="0 0 3901 1701">
          <text:p/>
        </draw:connector>
        <draw:connector draw:style-name="gr15" draw:text-style-name="P1" draw:layer="layout" draw:type="lines" svg:x1="18.25cm" svg:y1="11.8cm" svg:x2="24.35cm" svg:y2="13.5cm" draw:start-shape="id41" draw:start-glue-point="2" draw:end-shape="id49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50" draw:start-glue-point="2" draw:end-shape="id51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50" draw:start-glue-point="2" draw:end-shape="id37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50" draw:start-glue-point="2" draw:end-shape="id35" draw:end-glue-point="0" svg:d="M14150 5600v550l3000 600v550" svg:viewBox="0 0 3001 1701">
          <text:p/>
        </draw:connector>
        <draw:custom-shape draw:style-name="gr13" draw:text-style-name="P2" xml:id="id35" draw:id="id35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xml:id="id66" draw:id="id6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6" draw:id="id5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7" draw:id="id5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52" draw:start-glue-point="2" draw:end-shape="id5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54" draw:start-glue-point="2" draw:end-shape="id5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54" draw:start-glue-point="2" draw:end-shape="id5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52" draw:start-glue-point="2" draw:end-shape="id57" draw:end-glue-point="0" svg:d="M17150 8800v550l1100 400v550" svg:viewBox="0 0 1101 1501">
          <text:p/>
        </draw:connector>
        <draw:custom-shape draw:style-name="gr12" draw:text-style-name="P2" xml:id="id59" draw:id="id5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1" draw:id="id61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7" draw:id="id6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3" draw:id="id6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8" draw:id="id5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55" draw:start-glue-point="2" draw:end-shape="id5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55" draw:start-glue-point="2" draw:end-shape="id59" draw:end-glue-point="0" svg:d="M5150 11800v550 600 550" svg:viewBox="0 0 1 1701">
          <text:p/>
        </draw:connector>
        <draw:custom-shape draw:style-name="gr12" draw:text-style-name="P2" xml:id="id60" draw:id="id6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55" draw:start-glue-point="2" draw:end-shape="id6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53" draw:start-glue-point="2" draw:end-shape="id6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54" draw:start-glue-point="2" draw:end-shape="id6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57" draw:start-glue-point="2" draw:end-shape="id63" draw:end-glue-point="0" svg:d="M18250 11800v550l1700 600v550" svg:viewBox="0 0 1701 1701">
          <text:p/>
        </draw:connector>
        <draw:custom-shape draw:style-name="gr12" draw:text-style-name="P2" xml:id="id64" draw:id="id6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5" draw:id="id6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57" draw:start-glue-point="2" draw:end-shape="id6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57" draw:start-glue-point="2" draw:end-shape="id6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66" draw:start-glue-point="2" draw:end-shape="id6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66" draw:start-glue-point="2" draw:end-shape="id5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66" draw:start-glue-point="2" draw:end-shape="id52" draw:end-glue-point="0" svg:d="M14150 5600v550l3000 600v550" svg:viewBox="0 0 3001 1701">
          <text:p/>
        </draw:connector>
        <draw:custom-shape draw:style-name="gr21" draw:text-style-name="P2" xml:id="id68" draw:id="id6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2" draw:id="id5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54" draw:start-glue-point="2" draw:end-shape="id6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52" draw:start-glue-point="2" draw:end-shape="id69" draw:end-glue-point="0" svg:d="M17150 8800v550l3200 400v550" svg:viewBox="0 0 3201 1501">
          <text:p/>
        </draw:connector>
        <draw:custom-shape draw:style-name="gr22" draw:text-style-name="P2" xml:id="id69" draw:id="id6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0" draw:id="id7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54" draw:start-glue-point="2" draw:end-shape="id7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xml:id="id85" draw:id="id8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3" draw:id="id7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4" draw:id="id7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5" draw:id="id7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6" draw:id="id7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2" draw:id="id72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71" draw:start-glue-point="2" draw:end-shape="id72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73" draw:start-glue-point="2" draw:end-shape="id74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73" draw:start-glue-point="2" draw:end-shape="id75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71" draw:start-glue-point="2" draw:end-shape="id76" draw:end-glue-point="0" svg:d="M17150 8800v550l1100 400v550" svg:viewBox="0 0 1101 1501">
          <text:p/>
        </draw:connector>
        <draw:custom-shape draw:style-name="gr12" draw:text-style-name="P2" xml:id="id78" draw:id="id7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0" draw:id="id80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1" draw:id="id8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6" draw:id="id8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2" draw:id="id8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7" draw:id="id7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74" draw:start-glue-point="2" draw:end-shape="id77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74" draw:start-glue-point="2" draw:end-shape="id78" draw:end-glue-point="0" svg:d="M5150 11800v550 600 550" svg:viewBox="0 0 1 1701">
          <text:p/>
        </draw:connector>
        <draw:custom-shape draw:style-name="gr12" draw:text-style-name="P2" xml:id="id79" draw:id="id7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74" draw:start-glue-point="2" draw:end-shape="id79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72" draw:start-glue-point="2" draw:end-shape="id80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73" draw:start-glue-point="2" draw:end-shape="id81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76" draw:start-glue-point="2" draw:end-shape="id82" draw:end-glue-point="0" svg:d="M18250 11800v550l1700 600v550" svg:viewBox="0 0 1701 1701">
          <text:p/>
        </draw:connector>
        <draw:custom-shape draw:style-name="gr12" draw:text-style-name="P2" xml:id="id83" draw:id="id8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4" draw:id="id8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76" draw:start-glue-point="2" draw:end-shape="id83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76" draw:start-glue-point="2" draw:end-shape="id8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85" draw:start-glue-point="2" draw:end-shape="id86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85" draw:start-glue-point="2" draw:end-shape="id73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85" draw:start-glue-point="2" draw:end-shape="id71" draw:end-glue-point="0" svg:d="M14150 5600v550l3000 600v550" svg:viewBox="0 0 3001 1701">
          <text:p/>
        </draw:connector>
        <draw:custom-shape draw:style-name="gr21" draw:text-style-name="P2" xml:id="id88" draw:id="id88" draw:layer="layout" svg:width="1.5cm" svg:height="1.5cm" svg:x="2.3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7" draw:id="id87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9" draw:id="id89" draw:layer="layout" svg:width="1.5cm" svg:height="1.5cm" svg:x="21.7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1" draw:id="id7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73" draw:start-glue-point="2" draw:end-shape="id87" draw:end-glue-point="0" svg:d="M8150 8800v550l-900 400v550" svg:viewBox="0 0 901 1501">
          <text:p/>
        </draw:connector>
        <draw:connector draw:style-name="gr18" draw:text-style-name="P1" draw:layer="layout" draw:type="lines" svg:x1="8.15cm" svg:y1="8.8cm" svg:x2="3.05cm" svg:y2="10.3cm" draw:start-shape="id73" draw:start-glue-point="2" draw:end-shape="id88" draw:end-glue-point="0" svg:d="M8150 8800v550l-5100 400v550" svg:viewBox="0 0 5101 1501">
          <text:p/>
        </draw:connector>
        <draw:connector draw:style-name="gr18" draw:text-style-name="P1" draw:layer="layout" draw:type="lines" svg:x1="17.15cm" svg:y1="8.8cm" svg:x2="22.45cm" svg:y2="10.3cm" draw:start-shape="id71" draw:start-glue-point="2" draw:end-shape="id89" svg:d="M17150 8800v550l5300 400v550" svg:viewBox="0 0 53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71" draw:start-glue-point="2" draw:end-shape="id90" draw:end-glue-point="0" svg:d="M17150 8800v550l3200 400v550" svg:viewBox="0 0 3201 1501">
          <text:p/>
        </draw:connector>
        <draw:custom-shape draw:style-name="gr22" draw:text-style-name="P2" xml:id="id90" draw:id="id90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1" draw:id="id9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73" draw:start-glue-point="2" draw:end-shape="id91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xml:id="id106" draw:id="id10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4" draw:id="id9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5" draw:id="id9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6" draw:id="id9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97" draw:id="id9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3" draw:id="id93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92" draw:start-glue-point="2" draw:end-shape="id9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94" draw:start-glue-point="2" draw:end-shape="id9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94" draw:start-glue-point="2" draw:end-shape="id9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92" draw:start-glue-point="2" draw:end-shape="id97" draw:end-glue-point="0" svg:d="M17150 8800v550l1100 400v550" svg:viewBox="0 0 1101 1501">
          <text:p/>
        </draw:connector>
        <draw:custom-shape draw:style-name="gr12" draw:text-style-name="P2" xml:id="id99" draw:id="id9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1" draw:id="id101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2" draw:id="id10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7" draw:id="id10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3" draw:id="id10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8" draw:id="id9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95" draw:start-glue-point="2" draw:end-shape="id9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95" draw:start-glue-point="2" draw:end-shape="id99" draw:end-glue-point="0" svg:d="M5150 11800v550 600 550" svg:viewBox="0 0 1 1701">
          <text:p/>
        </draw:connector>
        <draw:custom-shape draw:style-name="gr12" draw:text-style-name="P2" xml:id="id100" draw:id="id10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95" draw:start-glue-point="2" draw:end-shape="id10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93" draw:start-glue-point="2" draw:end-shape="id10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94" draw:start-glue-point="2" draw:end-shape="id10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97" draw:start-glue-point="2" draw:end-shape="id103" draw:end-glue-point="0" svg:d="M18250 11800v550l1700 600v550" svg:viewBox="0 0 1701 1701">
          <text:p/>
        </draw:connector>
        <draw:custom-shape draw:style-name="gr12" draw:text-style-name="P2" xml:id="id104" draw:id="id10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5" draw:id="id10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97" draw:start-glue-point="2" draw:end-shape="id10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97" draw:start-glue-point="2" draw:end-shape="id10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06" draw:start-glue-point="2" draw:end-shape="id10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06" draw:start-glue-point="2" draw:end-shape="id9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06" draw:start-glue-point="2" draw:end-shape="id92" draw:end-glue-point="0" svg:d="M14150 5600v550l3000 600v550" svg:viewBox="0 0 3001 1701">
          <text:p/>
        </draw:connector>
        <draw:custom-shape draw:style-name="gr23" draw:text-style-name="P2" xml:id="id108" draw:id="id10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2" draw:id="id9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94" draw:start-glue-point="2" draw:end-shape="id10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92" draw:start-glue-point="2" draw:end-shape="id109" draw:end-glue-point="0" svg:d="M17150 8800v550l3200 400v550" svg:viewBox="0 0 3201 1501">
          <text:p/>
        </draw:connector>
        <draw:custom-shape draw:style-name="gr24" draw:text-style-name="P2" xml:id="id109" draw:id="id10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0" draw:id="id11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94" draw:start-glue-point="2" draw:end-shape="id110" draw:end-glue-point="0" svg:d="M8150 8800v550l5000 400v550" svg:viewBox="0 0 5001 1501">
          <text:p/>
        </draw:connector>
        <draw:custom-shape draw:style-name="gr23" draw:text-style-name="P2" xml:id="id111" draw:id="id111" draw:layer="layout" svg:width="1.5cm" svg:height="1.5cm" svg:x="2.3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2" draw:id="id112" draw:layer="layout" svg:width="1.5cm" svg:height="1.5cm" svg:x="21.7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3.05cm" svg:y2="10.3cm" draw:start-shape="id94" draw:start-glue-point="2" draw:end-shape="id111" draw:end-glue-point="0" svg:d="M8150 8800v550l-5100 400v550" svg:viewBox="0 0 5101 1501">
          <text:p/>
        </draw:connector>
        <draw:connector draw:style-name="gr4" draw:text-style-name="P1" draw:layer="layout" draw:type="lines" svg:x1="17.15cm" svg:y1="8.8cm" svg:x2="22.45cm" svg:y2="10.3cm" draw:start-shape="id92" draw:start-glue-point="2" draw:end-shape="id112" draw:end-glue-point="0" svg:d="M17150 8800v550l5300 400v550" svg:viewBox="0 0 5301 1501">
          <text:p/>
        </draw:connecto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xml:id="id127" draw:id="id127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5" draw:id="id115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6" draw:id="id116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7" draw:id="id117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18" draw:id="id118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4" draw:id="id114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13" draw:start-glue-point="2" draw:end-shape="id114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115" draw:start-glue-point="2" draw:end-shape="id116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115" draw:start-glue-point="2" draw:end-shape="id117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113" draw:start-glue-point="2" draw:end-shape="id118" draw:end-glue-point="0" svg:d="M17150 8800v550l1100 400v550" svg:viewBox="0 0 1101 1501">
          <text:p/>
        </draw:connector>
        <draw:custom-shape draw:style-name="gr12" draw:text-style-name="P2" xml:id="id120" draw:id="id120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2" draw:id="id122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3" draw:id="id123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8" draw:id="id128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4" draw:id="id124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9" draw:id="id119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116" draw:start-glue-point="2" draw:end-shape="id119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116" draw:start-glue-point="2" draw:end-shape="id120" draw:end-glue-point="0" svg:d="M5150 11800v550 600 550" svg:viewBox="0 0 1 1701">
          <text:p/>
        </draw:connector>
        <draw:custom-shape draw:style-name="gr12" draw:text-style-name="P2" xml:id="id121" draw:id="id121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116" draw:start-glue-point="2" draw:end-shape="id121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114" draw:start-glue-point="2" draw:end-shape="id122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115" draw:start-glue-point="2" draw:end-shape="id123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118" draw:start-glue-point="2" draw:end-shape="id124" draw:end-glue-point="0" svg:d="M18250 11800v550l1700 600v550" svg:viewBox="0 0 1701 1701">
          <text:p/>
        </draw:connector>
        <draw:custom-shape draw:style-name="gr12" draw:text-style-name="P2" xml:id="id125" draw:id="id125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6" draw:id="id126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118" draw:start-glue-point="2" draw:end-shape="id125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118" draw:start-glue-point="2" draw:end-shape="id126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27" draw:start-glue-point="2" draw:end-shape="id128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27" draw:start-glue-point="2" draw:end-shape="id115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27" draw:start-glue-point="2" draw:end-shape="id113" draw:end-glue-point="0" svg:d="M14150 5600v550l3000 600v550" svg:viewBox="0 0 3001 1701">
          <text:p/>
        </draw:connector>
        <draw:custom-shape draw:style-name="gr23" draw:text-style-name="P2" xml:id="id129" draw:id="id129" draw:layer="layout" svg:width="1.5cm" svg:height="1.5cm" svg:x="6.5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3" draw:id="id113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115" draw:start-glue-point="2" draw:end-shape="id129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113" draw:start-glue-point="2" draw:end-shape="id130" draw:end-glue-point="0" svg:d="M17150 8800v550l3200 400v550" svg:viewBox="0 0 3201 1501">
          <text:p/>
        </draw:connector>
        <draw:custom-shape draw:style-name="gr24" draw:text-style-name="P2" xml:id="id130" draw:id="id130" draw:layer="layout" svg:width="1.5cm" svg:height="1.5cm" svg:x="19.6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1" draw:id="id13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115" draw:start-glue-point="2" draw:end-shape="id131" draw:end-glue-point="0" svg:d="M8150 8800v550l5000 400v550" svg:viewBox="0 0 5001 1501">
          <text:p/>
        </draw:connector>
        <draw:connector draw:style-name="gr25" draw:text-style-name="P1" draw:layer="layout" draw:type="lines" svg:x1="5.9cm" svg:y1="11.05cm" svg:x2="6.5cm" svg:y2="11.05cm" draw:start-shape="id116" draw:start-glue-point="1" draw:end-shape="id129" draw:end-glue-point="3" svg:d="M5900 11050h550-500 550" svg:viewBox="0 0 601 1">
          <text:p/>
        </draw:connector>
        <draw:connector draw:style-name="gr26" draw:text-style-name="P1" draw:layer="layout" draw:type="lines" svg:x1="19cm" svg:y1="11.05cm" svg:x2="19.6cm" svg:y2="11.05cm" draw:start-shape="id118" draw:start-glue-point="1" draw:end-shape="id130" draw:end-glue-point="3" svg:d="M19000 11050h550-500 550" svg:viewBox="0 0 601 1">
          <text:p/>
        </draw:connector>
        <draw:custom-shape draw:style-name="gr23" draw:text-style-name="P2" xml:id="id132" draw:id="id132" draw:layer="layout" svg:width="1.5cm" svg:height="1.5cm" svg:x="2.3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33" draw:id="id133" draw:layer="layout" svg:width="1.5cm" svg:height="1.5cm" svg:x="21.7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3.05cm" svg:y2="10.3cm" draw:start-shape="id115" draw:start-glue-point="2" draw:end-shape="id132" draw:end-glue-point="0" svg:d="M8150 8800v550l-5100 400v550" svg:viewBox="0 0 5101 1501">
          <text:p/>
        </draw:connector>
        <draw:connector draw:style-name="gr4" draw:text-style-name="P1" draw:layer="layout" draw:type="lines" svg:x1="17.15cm" svg:y1="8.8cm" svg:x2="22.45cm" svg:y2="10.3cm" draw:start-shape="id113" draw:start-glue-point="2" draw:end-shape="id133" draw:end-glue-point="0" svg:d="M17150 8800v550l5300 400v550" svg:viewBox="0 0 5301 1501">
          <text:p/>
        </draw:connecto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3-29T13:38:49.574146166</meta:creation-date>
    <dc:date>2014-09-09T11:42:41.924094779</dc:date>
    <dc:creator>Christophe Rigaud</dc:creator>
    <meta:editing-duration>PT3H26M28S</meta:editing-duration>
    <meta:editing-cycles>45</meta:editing-cycles>
    <meta:generator>LibreOffice/4.2.5.2$Linux_X86_64 LibreOffice_project/61cb170a04bb1f12e77c884eab9192be736ec5f5</meta:generator>
    <meta:document-statistic meta:object-count="331"/>
  </office:meta>
</office:document-meta>
</file>